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formula="of:=[.F6]*([.C6]/([.C6]+[.D6]))"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deal:</text:p>
          </table:table-cell>
          <table:table-cell table:formula="of:=[.D6]/([.F6]/0.6-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[.C6]" office:value-type="float" office:value="15" calcext:value-type="float">
            <text:p>15</text:p>
          </table:table-cell>
          <table:table-cell table:formula="of:=[.D6]" office:value-type="float" office:value="110" calcext:value-type="float">
            <text:p>110</text:p>
          </table:table-cell>
          <table:table-cell office:value-type="float" office:value="0.6" calcext:value-type="float">
            <text:p>0.6</text:p>
          </table:table-cell>
          <table:table-cell table:formula="of:=([.D10]/[.C10]+1)*[.E10]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0:37:54.048193651</meta:creation-date>
    <dc:date>2023-04-26T11:33:14.971349258</dc:date>
    <meta:editing-duration>P8DT13H22M34S</meta:editing-duration>
    <meta:editing-cycles>6</meta:editing-cycles>
    <meta:generator>LibreOffice/7.3.7.2$Linux_X86_64 LibreOffice_project/30$Build-2</meta:generator>
    <meta:document-statistic meta:table-count="1" meta:cell-count="14" meta:object-count="0"/>
  </office:meta>
</office:document-meta>
</file>